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fb09" officeooo:paragraph-rsid="0009fb09"/>
    </style:style>
    <style:style style:name="P2" style:family="paragraph" style:parent-style-name="Standard">
      <style:text-properties officeooo:rsid="0009fb09" officeooo:paragraph-rsid="000cc251"/>
    </style:style>
    <style:style style:name="P3" style:family="paragraph" style:parent-style-name="Standard">
      <style:text-properties officeooo:rsid="000b6020" officeooo:paragraph-rsid="000b6020"/>
    </style:style>
    <style:style style:name="P4" style:family="paragraph" style:parent-style-name="Standard">
      <style:paragraph-properties fo:text-align="start" style:justify-single-word="false"/>
      <style:text-properties officeooo:rsid="000b6020" officeooo:paragraph-rsid="000b6020"/>
    </style:style>
    <style:style style:name="P5" style:family="paragraph" style:parent-style-name="Standard">
      <style:paragraph-properties fo:text-align="start" style:justify-single-word="false"/>
      <style:text-properties officeooo:rsid="000c3df8" officeooo:paragraph-rsid="000c3df8"/>
    </style:style>
    <style:style style:name="P6" style:family="paragraph" style:parent-style-name="Standard">
      <style:paragraph-properties fo:text-align="start" style:justify-single-word="false"/>
      <style:text-properties officeooo:paragraph-rsid="000c3df8"/>
    </style:style>
    <style:style style:name="P7" style:family="paragraph" style:parent-style-name="Standard">
      <style:text-properties officeooo:rsid="000cc251" officeooo:paragraph-rsid="000cc251"/>
    </style:style>
    <style:style style:name="P8" style:family="paragraph" style:parent-style-name="Standard">
      <style:text-properties officeooo:rsid="000d63a2" officeooo:paragraph-rsid="000d63a2"/>
    </style:style>
    <style:style style:name="P9" style:family="paragraph" style:parent-style-name="Standard">
      <style:text-properties officeooo:rsid="0010b55b" officeooo:paragraph-rsid="0010b55b"/>
    </style:style>
    <style:style style:name="P10" style:family="paragraph" style:parent-style-name="Standard">
      <style:text-properties officeooo:rsid="001147fb" officeooo:paragraph-rsid="001147fb"/>
    </style:style>
    <style:style style:name="P11" style:family="paragraph" style:parent-style-name="Standard">
      <style:text-properties officeooo:rsid="0013ba44" officeooo:paragraph-rsid="0013ba44"/>
    </style:style>
    <style:style style:name="P12" style:family="paragraph" style:parent-style-name="Standard">
      <style:paragraph-properties fo:text-align="start" style:justify-single-word="false"/>
      <style:text-properties officeooo:rsid="000c3df8" officeooo:paragraph-rsid="000c3df8"/>
    </style:style>
    <style:style style:name="P13" style:family="paragraph" style:parent-style-name="Standard" style:list-style-name="L1">
      <style:paragraph-properties fo:text-align="start" style:justify-single-word="false"/>
      <style:text-properties officeooo:rsid="000c3df8" officeooo:paragraph-rsid="000c3df8"/>
    </style:style>
    <style:style style:name="P14" style:family="paragraph" style:parent-style-name="Standard" style:list-style-name="L1">
      <style:paragraph-properties fo:text-align="start" style:justify-single-word="false"/>
      <style:text-properties officeooo:rsid="000cc251" officeooo:paragraph-rsid="000cc251"/>
    </style:style>
    <style:style style:name="P15" style:family="paragraph" style:parent-style-name="Standard" style:list-style-name="L2">
      <style:text-properties officeooo:rsid="0010b55b" officeooo:paragraph-rsid="0010b55b"/>
    </style:style>
    <style:style style:name="P16" style:family="paragraph" style:parent-style-name="Standard" style:list-style-name="L3">
      <style:text-properties officeooo:rsid="001314e4" officeooo:paragraph-rsid="001314e4"/>
    </style:style>
    <style:style style:name="P17" style:family="paragraph" style:parent-style-name="Standard">
      <style:text-properties officeooo:rsid="0013ba44" officeooo:paragraph-rsid="0013ba44"/>
    </style:style>
    <style:style style:name="P18" style:family="paragraph" style:parent-style-name="Standard">
      <style:text-properties officeooo:rsid="001147fb" officeooo:paragraph-rsid="001147fb"/>
    </style:style>
    <style:style style:name="T1" style:family="text">
      <style:text-properties officeooo:rsid="000c3df8"/>
    </style:style>
    <style:style style:name="T2" style:family="text">
      <style:text-properties fo:font-weight="bold" officeooo:rsid="000c3df8" style:font-weight-asian="bold" style:font-weight-complex="bold"/>
    </style:style>
    <style:style style:name="T3" style:family="text">
      <style:text-properties officeooo:rsid="000cc251"/>
    </style:style>
    <style:style style:name="T4" style:family="text">
      <style:text-properties officeooo:rsid="000d63a2"/>
    </style:style>
    <style:style style:name="T5" style:family="text">
      <style:text-properties officeooo:rsid="000f620a"/>
    </style:style>
    <style:style style:name="T6" style:family="text">
      <style:text-properties officeooo:rsid="0010b55b"/>
    </style:style>
    <style:style style:name="T7" style:family="text">
      <style:text-properties officeooo:rsid="001314e4"/>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4bcfd" style:font-style-asian="normal" style:font-style-complex="normal"/>
    </style:style>
    <style:style style:name="T11" style:family="text">
      <style:text-properties fo:font-style="normal" officeooo:rsid="0015e0f5" style:font-style-asian="normal" style:font-style-complex="normal"/>
    </style:style>
    <style:style style:name="T12" style:family="text">
      <style:text-properties fo:font-style="normal" officeooo:rsid="00170747" style:font-style-asian="normal" style:font-style-complex="normal"/>
    </style:style>
    <style:style style:name="T13" style:family="text">
      <style:text-properties officeooo:rsid="00170747"/>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n<text:span text:style-name="T3">earest </text:span>n<text:span text:style-name="T3">eighbors (K-NN)</text:span></text:p>
      <text:p text:style-name="P3"/>
      <text:p text:style-name="P3"><text:tab/>K-nn nu are alt model decat acelas de a memora intreg setul de date de antrenare, deci nu este nevoie de o etapa de invatare.</text:p>
      <text:p text:style-name="P3"><text:tab/>Deoarece intreg setul de date este memorat, aceste date trebuie sa fie consistente. In practica, se recomanda ca setul de date sa fie pre-procesat. Actualizarea modelului cu noi date se poate face foarte usor.</text:p>
      <text:p text:style-name="P3"><text:tab/>Predictia pentru o noua instanta (X) se bazeaza pe cautarea in intreg setul de date a celor mai asemanatoare K instante (a celor mai apripiati K vecini). In cazul regresiei rezultatul va fi media valorilor vecinilor, iar in cazul clasificarii rezultatul va fi categoria cu cel mai mare numar de vecini.</text:p>
      <text:p text:style-name="P3"/>
      <text:p text:style-name="P4"><text:tab/>Pentru a determina <text:span text:style-name="T1">care sunt acele K instante din datele de antrenare cele mai asemanatoare cu instanta ce trebuie clasificata trebuie sa se foloseasca o masura de distanta. Pentru valorile reale ale variabilelor de intrare, cea mai cunoscuta masaura de distanta este distanta euclidiana.<text:line-break/><text:line-break/><text:tab/>Distanta euclidiana se calculeaza ca radacina patrata a sumei diferentelor valorilor de pe fiecare dimensiune la patrat dintre punctul nou (X) si punctul existent (</text:span><text:span text:style-name="T2">Xi</text:span><text:span text:style-name="T1">).<text:line-break/><text:line-break/></text:span></text:p>
      <text:p text:style-name="P5">FORMULA EUCLID</text:p>
      <text:p text:style-name="P5"/>
      <text:p text:style-name="P5">Alte masuri de distante populare sunt:</text:p>
      <text:p text:style-name="P6"/>
      <text:list xml:id="list1560721968910003440" text:style-name="L1">
        <text:list-item>
          <text:p text:style-name="P13">Distanta Hamming: Calculeaza distanta dintre doi vectori binari</text:p>
        </text:list-item>
        <text:list-item>
          <text:p text:style-name="P13">Distanta Manhattan: Calculeaza distanta dintre doi vectori reali, sumand valoarea absoluta a diferentelor</text:p>
        </text:list-item>
        <text:list-item>
          <text:p text:style-name="P14">Distanta Minkowski: este o generalizare a distantei euclidiente si a dinstantei Manhattan</text:p>
        </text:list-item>
      </text:list>
      <text:p text:style-name="P1"/>
      <text:p text:style-name="P7"><text:tab/>Pentru fiecare problema trebuie cautata cea mai buna masura de distanta in functie de proprietatile datelor cu care se lucreaza. Atunci cand nu se cunoaste cea mai buna masura de distanta se pot experimenta mai multe metrici de distanta cu diferite valori pentru K si se va alege modelul care va fi va avea cea mai buna acuratete.</text:p>
      <text:p text:style-name="P2"><text:tab/><text:span text:style-name="T3">Spre exemplu distanta euclidiana este o metrica buna atunic and variabila de intrare are atribute de tipuri foarte asemanatoare (lungimea si latimea dreptunghiurilor). Distanta Manhattan este o metrica buna pentru cazul in care variabila de intrare nu are atribute de acelasi timp (varsta, sexul, greutatea unei persoane). Valoarea cea mai buna pentru K poate fi gasina prin incercarea mai multor valori si selectarea celei mai bune. Este o buna idee sa se foloseasca valori din intervalul [1, 21].</text:span></text:p>
      <text:p text:style-name="P1"/>
      <text:p text:style-name="P1"/>
      <text:p text:style-name="P1"><text:tab/><text:span text:style-name="T4">Complexitatea algoritmului K-NN creste pe masura ce creste si setul de date. Pentru seturi de date faorte mari, K-NN va alege random un esantion din care va calcula cei mai apropiati K vecini.</text:span></text:p>
      <text:p text:style-name="P8"><text:tab/>Cand se foloseste K-NN pentru clasificare, predictia va fi calculata in functie de clasa care are cele mai multe aparitii in cei mai apropiati K vecini. Fiecare instanta, in esenta, voteaza pentru clasa careia ii apartine si clasa cu cele mai multe voturi castiga.</text:p>
      <text:p text:style-name="P1"><text:tab/><text:span text:style-name="T5">Se poate calcula si probabilitatea cu care o instanta apartine unei clase. Spre exemplu pentru o problema de clasificare binara: P(barbat) = Count(vecini barbati) / K.</text:span></text:p>
      <text:p text:style-name="P9">Daca exista un numar par de clase, atunci este o buna idee ca valoarea lui K sa fie impara, pentru a evita situatiile in care doua clase pot avea acelasi numar de voturi, situatie in care apare un caracter <text:soft-page-break/>random in acest algoritm. Iar daca avem un numar impar de clase, este o buna idee ca numarul de vecini pe care-i vom lua in considerare (K) sa fie un numar par.</text:p>
      <text:p text:style-name="P1"/>
      <text:p text:style-name="P1"><text:s/><text:span text:style-name="T6">PRE-PROCESAREA DATELOR PENTRU KNN</text:span></text:p>
      <text:p text:style-name="P1"/>
      <text:list xml:id="list528733007058295952" text:style-name="L2">
        <text:list-item>
          <text:p text:style-name="P15">Rescalarea datelor: KNN functioneaza bine daca toate datele sunt la aceeasi scala. Se recomanda ca datele sa se normalizeze intr-un interval de la 0 la 1.</text:p>
        </text:list-item>
        <text:list-item>
          <text:p text:style-name="P15">Stergerea instantelor care nu au toate atributele: Daca lipsesc atribute, inseamna ca nu se poate calcula similaritatea cu noile instante. Acest lucru inseamna ca aceste date oricum nu pot fi folosite.</text:p>
        </text:list-item>
        <text:list-item>
          <text:p text:style-name="P15">Numarul de dimensiuni: KNN se pliaza pentru cazurile in care datele au o dimensiune cat mai mica. Se poate aplica si pe mai multe dimensiune (de ordinul sutelor de atribute), dar nu va avea aceeasi acurate ca alte tehnici de clasificare. Pentru KNN se poate aplica o reducere de dimensiuni asupra atributelor de intrare. </text:p>
        </text:list-item>
      </text:list>
      <text:p text:style-name="P1"/>
      <text:p text:style-name="P1"/>
      <text:p text:style-name="P1"/>
      <text:p text:style-name="P1"/>
      <text:p text:style-name="P1"/>
      <text:p text:style-name="P1"/>
      <text:p text:style-name="P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Mel Frequency Cepstral Coefficient (MFCC)</text:p>
      <text:p text:style-name="P10"/>
      <text:p text:style-name="P10"><text:tab/>Primul pas ce trebuie facut pentru clasificarea melodiilor este de a extrage atribute din ele. Partea principala este de a intelege modul in care urechea umana modeleaza sunetele. Mel Frequency Coefficients (MFCC) sunt caracteristici foarte folosite in vorbirea automata si recunoasterea vocala. Au fost calculati prima data de Davis si Mermelstein in 1980 si de atunci sunt un punct de referinta in acest domeniu.</text:p>
      <text:p text:style-name="P10"><text:tab/>Atunci cand vrem sa faculam acesti coeficienti trebuie sa trecem prin mai multi pasi <text:span text:style-name="T7">printre care:</text:span></text:p>
      <text:list xml:id="list4671776210257262553" text:style-name="L3">
        <text:list-item>
          <text:p text:style-name="P16">Impartirea in cadre (frame-uri) scurte</text:p>
        </text:list-item>
        <text:list-item>
          <text:p text:style-name="P16">Pentru fiecare frame se va estima periodograma spectrului energiei</text:p>
        </text:list-item>
        <text:list-item>
          <text:p text:style-name="P16">Se aplica filtrarea MEL pe spectrul de energie, se sumeaza energia pe fiecare filtru</text:p>
        </text:list-item>
        <text:list-item>
          <text:p text:style-name="P16">Se logaritmeaza fiecare energie</text:p>
        </text:list-item>
        <text:list-item>
          <text:p text:style-name="P16">Se ia DCT din logaritmul valorilor de energie filtrate</text:p>
        </text:list-item>
        <text:list-item>
          <text:p text:style-name="P16">Se pastreaza coeficientii 2-13.</text:p>
        </text:list-item>
      </text:list>
      <text:p text:style-name="P1"/>
      <text:p text:style-name="P1"/>
      <text:p text:style-name="P11"><text:tab/>Un semnal audio se schimba in continuu, dar pentru simplitate putem presupune ca pentru perioade scurte de timp, semnalul audio nu se schimba <text:span text:style-name="T8">foarte mult </text:span><text:span text:style-name="T10">( din punct de vedere statistic nu se schimba, este evident faptul ca se schimba chiar si in intervale foarte mici de timp</text:span><text:span text:style-name="T9">). </text:span><text:span text:style-name="T10">De aceea vom imparti semnalul audio in frame-uri. Daca frame-ul este ar fi mai mic atunci nu exista destule date pentru a realiza o estimare rezolabila <text:s/>a spectrului, iar daca frame-ul ar fi mai mare atunci diferenta dintre frame-uri ar fi prea mare.</text:span></text:p>
      <text:p text:style-name="P11"><text:span text:style-name="T10"><text:tab/>Urmatorul pas este sa calculam spectru de frecventa pentru fiecare frame. Acest pas simuleaza functia cohleei, denumita si melcul membranos. Acesta este un organ din urechea interna umana care vibreaza </text:span><text:span text:style-name="T11">in diferite locuri in functie de frecventa pe care o are sunetul. In functie de locul in care vibreaza cohleea, diferiti nervi se activeaza si primesc informatii pe care le vor transporta catre creier. Periodograma face cam acelasi lucru, identificand frecventa din fiecare frame.</text:span></text:p>
      <text:p text:style-name="P11"><text:span text:style-name="T11"/></text:p>
      <text:p text:style-name="P11"><text:span text:style-name="T11"><text:tab/>Estimarea facuta de periodograma inca mai contine multe informatii nefolositoare. In special cohleea nu poate face diferenta dintre doua frecvente apropiate. </text:span><text:span text:style-name="T12">Acest efect devinte din ce in ce mai propunat pe masura ce frecventa creste. Din acest motiv vom grupa mai multe estimari si le vom aduna pentru a avea o idee despre cat de mult variaza energia in diferite regiuni ale sunetului. Acest lucru este facut de filtrarea Mel: primul filtru ne va spune cat de multa energie exista aproape de 0 Hertz. <text:s/>Cu cat frecventa creste filtrele <text:s/>se adapteaza astfel incat diferenta de energie sa nu mai fie o problema.</text:span></text:p>
      <text:p text:style-name="P1"><text:tab/><text:span text:style-name="T13">Dupa ce s-a facut filtrarea energiei din sunetul audio, trebuie sa le logaritmam. Aceasta logaritmare se face pentru a ne apropia cat mai mult de modul in care functeaza urechea umana: noi nu auzim intensitatea sonora pe o scala liniara. In general, pentru a dubla volumul unui sunet trebuie sa fie consumata de pana la 8 ori mai multa energie. Acest lucru inseamna ca variatiile mari de energie pot sa nu sune la fel de diferit daca sunetul era mult mai intens la inceput. Aceasta operatie face ca atributele noastre sa fie mai asemanatoare cu ceea ce auzim.</text:span></text:p>
      <text:p text:style-name="P1"/>
      <text:p text:style-name="P1"/>
      <text:p text:style-name="P1"/>
      <text:p text:style-name="P1"/>
      <text:p text:style-name="P1"><text:soft-page-break/></text:p>
      <text:p text:style-name="P1"/>
      <text:p text:style-name="P1"/>
      <text:p text:style-name="P1"/>
      <text:p text:style-name="P1"/>
      <text:p text:style-name="P1">http://machinelearningmastery.com/logistic-regression-for-machine-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2:08:57.148282588</meta:creation-date>
    <meta:generator>LibreOffice/5.1.6.2$Linux_X86_64 LibreOffice_project/10m0$Build-2</meta:generator>
    <dc:date>2017-05-24T15:48:24.737552157</dc:date>
    <meta:editing-duration>PT41M9S</meta:editing-duration>
    <meta:editing-cycles>4</meta:editing-cycles>
    <meta:document-statistic meta:table-count="0" meta:image-count="0" meta:object-count="0" meta:page-count="4" meta:paragraph-count="34" meta:word-count="1156" meta:character-count="7103" meta:non-whitespace-character-count="5969"/>
  </office:meta>
</office:document-meta>
</file>